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moder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Text_20_Box_20_with_20_Border">
      <style:graphic-properties draw:textarea-vertical-align="middle" fo:min-height="0.8cm"/>
      <style:paragraph-properties style:writing-mode="lr-tb"/>
    </style:style>
    <style:style style:name="gr2" style:family="graphic" style:parent-style-name="Arrow_20_Line">
      <style:graphic-properties draw:textarea-vertical-align="middle"/>
    </style:style>
    <style:style style:name="gr3" style:family="graphic" style:parent-style-name="Text_20_A4">
      <style:graphic-properties draw:textarea-horizontal-align="left" draw:auto-grow-height="true" draw:auto-grow-width="true" fo:min-height="0.577cm" fo:min-width="0.819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Text_20_Box_20_with_20_Border">
      <style:graphic-properties draw:textarea-vertical-align="middle" draw:auto-grow-height="false" fo:min-height="0.8cm"/>
      <style:paragraph-properties style:writing-mode="lr-tb"/>
    </style:style>
    <style:style style:name="gr6" style:family="graphic" style:parent-style-name="objectwithoutfill">
      <style:graphic-properties draw:stroke="solid" svg:stroke-color="#ffffff" draw:fill="none" draw:textarea-vertical-align="middle"/>
    </style:style>
    <style:style style:name="gr7" style:family="graphic" style:parent-style-name="Text_20_A4">
      <style:graphic-properties draw:textarea-horizontal-align="left" draw:auto-grow-height="true" draw:auto-grow-width="true" fo:min-height="0.577cm" fo:min-width="1.166cm"/>
      <style:paragraph-properties style:writing-mode="lr-tb"/>
    </style:style>
    <style:style style:name="gr8" style:family="graphic" style:parent-style-name="Text_20_A4">
      <style:graphic-properties draw:textarea-horizontal-align="left" draw:auto-grow-height="true" draw:auto-grow-width="false" fo:min-height="0.799cm" fo:min-width="1.962cm"/>
      <style:paragraph-properties style:writing-mode="lr-tb"/>
    </style:style>
    <style:style style:name="gr9" style:family="graphic" style:parent-style-name="Smaller_20_Text_20_A4">
      <style:graphic-properties draw:textarea-horizontal-align="left" draw:auto-grow-height="true" draw:auto-grow-width="true" fo:min-height="0.501cm" fo:min-width="1.619cm"/>
      <style:paragraph-properties style:writing-mode="lr-tb"/>
    </style:style>
    <style:style style:name="gr10" style:family="graphic" style:parent-style-name="Smaller_20_Text_20_A4">
      <style:graphic-properties draw:textarea-horizontal-align="left" draw:auto-grow-height="true" draw:auto-grow-width="true" fo:min-height="0.501cm" fo:min-width="1.471cm"/>
      <style:paragraph-properties style:writing-mode="lr-tb"/>
    </style:style>
    <style:style style:name="gr11" style:family="graphic" style:parent-style-name="Text_20_A4">
      <style:graphic-properties draw:textarea-horizontal-align="left" draw:auto-grow-height="true" draw:auto-grow-width="false" fo:min-height="0.698cm" fo:min-width="2.085cm"/>
      <style:paragraph-properties style:writing-mode="lr-tb"/>
    </style:style>
    <style:style style:name="gr12" style:family="graphic" style:parent-style-name="Text_20_A4">
      <style:graphic-properties draw:textarea-horizontal-align="left" draw:auto-grow-height="true" draw:auto-grow-width="false" fo:min-height="0.67cm" fo:min-width="1.018cm"/>
      <style:paragraph-properties style:writing-mode="lr-tb"/>
    </style:style>
    <style:style style:name="gr13" style:family="graphic" style:parent-style-name="Arrow_20_Line">
      <style:graphic-properties draw:marker-end="" draw:textarea-vertical-align="middle"/>
    </style:style>
    <style:style style:name="gr14" style:family="graphic" style:parent-style-name="Smaller_20_Text_20_A4">
      <style:graphic-properties draw:textarea-horizontal-align="left" draw:auto-grow-height="true" draw:auto-grow-width="true" fo:min-height="0.501cm" fo:min-width="0.997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 style:writing-mode="lr-tb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style:font-name="DejaVu Sans Mono2" style:font-size-asian="24pt" style:font-size-complex="24pt"/>
    </style:style>
    <style:style style:name="P5" style:family="paragraph"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12pt"/>
    </style:style>
    <style:style style:name="P8" style:family="paragraph">
      <style:paragraph-properties style:writing-mode="lr-tb"/>
      <style:text-properties fo:font-size="10.5pt"/>
    </style:style>
    <style:style style:name="T1" style:family="text">
      <style:text-properties fo:font-size="12pt"/>
    </style:style>
    <style:style style:name="T2" style:family="text">
      <style:text-properties fo:font-size="10.5pt"/>
    </style:style>
    <style:style style:name="T3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8cm" svg:height="0.8cm" svg:x="2.5cm" svg:y="2.5cm">
          <draw:text-box>
            <text:p text:style-name="P1">1</text:p>
          </draw:text-box>
        </draw:frame>
        <draw:line draw:style-name="gr2" draw:text-style-name="P3" draw:layer="layout" svg:x1="3.7cm" svg:y1="2.9cm" svg:x2="5cm" svg:y2="2.9cm">
          <text:p/>
        </draw:line>
        <draw:frame draw:style-name="gr1" draw:text-style-name="P2" draw:layer="layout" svg:width="0.8cm" svg:height="0.8cm" svg:x="5cm" svg:y="2.5cm">
          <draw:text-box>
            <text:p text:style-name="P1">2</text:p>
          </draw:text-box>
        </draw:frame>
        <draw:frame draw:style-name="gr1" draw:text-style-name="P2" draw:layer="layout" svg:width="0.8cm" svg:height="0.8cm" svg:x="5.8cm" svg:y="2.5cm">
          <draw:text-box>
            <text:p text:style-name="P1">()</text:p>
          </draw:text-box>
        </draw:frame>
        <draw:frame draw:style-name="gr1" draw:text-style-name="P2" draw:layer="layout" svg:width="0.8cm" svg:height="0.8cm" svg:x="2.493cm" svg:y="4.5cm">
          <draw:text-box>
            <text:p text:style-name="P1">1</text:p>
          </draw:text-box>
        </draw:frame>
        <draw:line draw:style-name="gr2" draw:text-style-name="P3" draw:layer="layout" svg:x1="3.693cm" svg:y1="4.9cm" svg:x2="4.993cm" svg:y2="4.9cm">
          <text:p/>
        </draw:line>
        <draw:frame draw:style-name="gr1" draw:text-style-name="P2" draw:layer="layout" svg:width="0.8cm" svg:height="0.8cm" svg:x="4.986cm" svg:y="4.5cm">
          <draw:text-box>
            <text:p text:style-name="P1">2</text:p>
          </draw:text-box>
        </draw:frame>
        <draw:line draw:style-name="gr2" draw:text-style-name="P3" draw:layer="layout" svg:x1="6.186cm" svg:y1="4.9cm" svg:x2="7.486cm" svg:y2="4.9cm">
          <text:p/>
        </draw:line>
        <draw:frame draw:style-name="gr1" draw:text-style-name="P2" draw:layer="layout" svg:width="0.8cm" svg:height="0.8cm" svg:x="7.479cm" svg:y="4.5cm">
          <draw:text-box>
            <text:p text:style-name="P1">3</text:p>
          </draw:text-box>
        </draw:frame>
        <draw:line draw:style-name="gr2" draw:text-style-name="P3" draw:layer="layout" svg:x1="8.679cm" svg:y1="4.9cm" svg:x2="9.979cm" svg:y2="4.9cm">
          <text:p/>
        </draw:line>
        <draw:frame draw:style-name="gr1" draw:text-style-name="P2" draw:layer="layout" svg:width="0.8cm" svg:height="0.8cm" svg:x="9.972cm" svg:y="4.5cm">
          <draw:text-box>
            <text:p text:style-name="P1">4</text:p>
          </draw:text-box>
        </draw:frame>
        <draw:frame draw:style-name="gr1" draw:text-style-name="P2" draw:layer="layout" svg:width="0.8cm" svg:height="0.8cm" svg:x="10.772cm" svg:y="4.5cm">
          <draw:text-box>
            <text:p text:style-name="P1">()</text:p>
          </draw:text-box>
        </draw:frame>
        <draw:frame draw:style-name="gr1" draw:text-style-name="P2" draw:layer="layout" svg:width="0.8cm" svg:height="0.8cm" svg:x="2.493cm" svg:y="7cm">
          <draw:text-box>
            <text:p text:style-name="P1">1</text:p>
          </draw:text-box>
        </draw:frame>
        <draw:line draw:style-name="gr2" draw:text-style-name="P3" draw:layer="layout" svg:x1="3.693cm" svg:y1="7.4cm" svg:x2="4.993cm" svg:y2="7.4cm">
          <text:p/>
        </draw:line>
        <draw:frame draw:style-name="gr1" draw:text-style-name="P2" draw:layer="layout" svg:width="0.8cm" svg:height="0.8cm" svg:x="4.986cm" svg:y="7cm">
          <draw:text-box>
            <text:p text:style-name="P1">2</text:p>
          </draw:text-box>
        </draw:frame>
        <draw:line draw:style-name="gr2" draw:text-style-name="P3" draw:layer="layout" svg:x1="6.186cm" svg:y1="7.4cm" svg:x2="7.486cm" svg:y2="7.4cm">
          <text:p/>
        </draw:line>
        <draw:frame draw:style-name="gr1" draw:text-style-name="P2" draw:layer="layout" svg:width="0.8cm" svg:height="0.8cm" svg:x="7.479cm" svg:y="7cm">
          <draw:text-box>
            <text:p text:style-name="P1">3</text:p>
          </draw:text-box>
        </draw:frame>
        <draw:frame draw:style-name="gr1" draw:text-style-name="P2" draw:layer="layout" svg:width="0.8cm" svg:height="0.8cm" svg:x="8.279cm" svg:y="7cm">
          <draw:text-box>
            <text:p text:style-name="P1">()</text:p>
          </draw:text-box>
        </draw:frame>
        <draw:frame draw:style-name="gr3" draw:text-style-name="P4" draw:layer="layout" svg:width="0.819cm" svg:height="0.577cm" svg:x="2.5cm" svg:y="6.37cm">
          <draw:text-box>
            <text:p>list1</text:p>
          </draw:text-box>
        </draw:frame>
        <draw:frame draw:style-name="gr1" draw:text-style-name="P2" draw:layer="layout" svg:width="0.8cm" svg:height="0.8cm" svg:x="2.493cm" svg:y="9.008cm">
          <draw:text-box>
            <text:p text:style-name="P1">a</text:p>
          </draw:text-box>
        </draw:frame>
        <draw:line draw:style-name="gr2" draw:text-style-name="P3" draw:layer="layout" svg:x1="3.693cm" svg:y1="9.408cm" svg:x2="4.993cm" svg:y2="9.408cm">
          <text:p/>
        </draw:line>
        <draw:frame draw:style-name="gr1" draw:text-style-name="P2" draw:layer="layout" svg:width="0.8cm" svg:height="0.8cm" svg:x="4.986cm" svg:y="9.008cm">
          <draw:text-box>
            <text:p text:style-name="P1">1</text:p>
          </draw:text-box>
        </draw:frame>
        <draw:line draw:style-name="gr2" draw:text-style-name="P3" draw:layer="layout" svg:x1="6.186cm" svg:y1="9.408cm" svg:x2="7.486cm" svg:y2="9.408cm">
          <text:p/>
        </draw:line>
        <draw:frame draw:style-name="gr1" draw:text-style-name="P2" draw:layer="layout" svg:width="0.8cm" svg:height="0.8cm" svg:x="7.479cm" svg:y="9.008cm">
          <draw:text-box>
            <text:p text:style-name="P1">2</text:p>
          </draw:text-box>
        </draw:frame>
        <draw:frame draw:style-name="gr3" draw:text-style-name="P5" draw:layer="layout" svg:width="0.819cm" svg:height="0.577cm" svg:x="2.5cm" svg:y="8.388cm">
          <draw:text-box>
            <text:p>list2</text:p>
          </draw:text-box>
        </draw:frame>
        <draw:line draw:style-name="gr2" draw:text-style-name="P3" draw:layer="layout" svg:x1="8.68cm" svg:y1="9.4cm" svg:x2="9.98cm" svg:y2="9.4cm">
          <text:p/>
        </draw:line>
        <draw:frame draw:style-name="gr1" draw:text-style-name="P2" draw:layer="layout" svg:width="0.8cm" svg:height="0.8cm" svg:x="9.973cm" svg:y="9cm">
          <draw:text-box>
            <text:p text:style-name="P1">3</text:p>
          </draw:text-box>
        </draw:frame>
        <draw:frame draw:style-name="gr1" draw:text-style-name="P2" draw:layer="layout" svg:width="0.8cm" svg:height="0.8cm" svg:x="10.773cm" svg:y="9cm">
          <draw:text-box>
            <text:p text:style-name="P1">()</text:p>
          </draw:text-box>
        </draw:frame>
        <draw:frame draw:style-name="gr1" draw:text-style-name="P2" draw:layer="layout" svg:width="0.8cm" svg:height="0.8cm" svg:x="2.493cm" svg:y="11.008cm">
          <draw:text-box>
            <text:p text:style-name="P1">b</text:p>
          </draw:text-box>
        </draw:frame>
        <draw:line draw:style-name="gr2" draw:text-style-name="P3" draw:layer="layout" svg:x1="3.693cm" svg:y1="11.408cm" svg:x2="4.993cm" svg:y2="11.408cm">
          <text:p/>
        </draw:line>
        <draw:frame draw:style-name="gr1" draw:text-style-name="P2" draw:layer="layout" svg:width="0.8cm" svg:height="0.8cm" svg:x="4.986cm" svg:y="11.008cm">
          <draw:text-box>
            <text:p text:style-name="P1">2</text:p>
          </draw:text-box>
        </draw:frame>
        <draw:line draw:style-name="gr2" draw:text-style-name="P3" draw:layer="layout" svg:x1="6.186cm" svg:y1="11.408cm" svg:x2="7.486cm" svg:y2="11.408cm">
          <text:p/>
        </draw:line>
        <draw:frame draw:style-name="gr1" draw:text-style-name="P2" draw:layer="layout" svg:width="0.8cm" svg:height="0.8cm" svg:x="7.479cm" svg:y="11.008cm">
          <draw:text-box>
            <text:p text:style-name="P1">3</text:p>
          </draw:text-box>
        </draw:frame>
        <draw:frame draw:style-name="gr1" draw:text-style-name="P2" draw:layer="layout" svg:width="0.8cm" svg:height="0.8cm" svg:x="8.279cm" svg:y="11.008cm">
          <draw:text-box>
            <text:p text:style-name="P1">()</text:p>
          </draw:text-box>
        </draw:frame>
        <draw:frame draw:style-name="gr3" draw:text-style-name="P5" draw:layer="layout" svg:width="0.819cm" svg:height="0.577cm" svg:x="2.5cm" svg:y="10.378cm">
          <draw:text-box>
            <text:p>list3</text:p>
          </draw:text-box>
        </draw:frame>
        <draw:line draw:style-name="gr2" draw:text-style-name="P3" draw:layer="layout" svg:x1="3.693cm" svg:y1="13.916cm" svg:x2="4.993cm" svg:y2="13.916cm">
          <text:p/>
        </draw:line>
        <draw:frame draw:style-name="gr1" draw:text-style-name="P2" draw:layer="layout" svg:width="0.8cm" svg:height="0.8cm" svg:x="4.986cm" svg:y="13.516cm">
          <draw:text-box>
            <text:p text:style-name="P1">1</text:p>
          </draw:text-box>
        </draw:frame>
        <draw:line draw:style-name="gr2" draw:text-style-name="P3" draw:layer="layout" svg:x1="6.186cm" svg:y1="13.916cm" svg:x2="7.5cm" svg:y2="14.6cm">
          <text:p/>
        </draw:line>
        <draw:frame draw:style-name="gr1" draw:text-style-name="P2" draw:layer="layout" svg:width="0.8cm" svg:height="0.8cm" svg:x="7.479cm" svg:y="14.616cm">
          <draw:text-box>
            <text:p text:style-name="P1">2</text:p>
          </draw:text-box>
        </draw:frame>
        <draw:frame draw:style-name="gr3" draw:text-style-name="P5" draw:layer="layout" svg:width="0.819cm" svg:height="0.577cm" svg:x="2.5cm" svg:y="12.896cm">
          <draw:text-box>
            <text:p>list2</text:p>
          </draw:text-box>
        </draw:frame>
        <draw:line draw:style-name="gr2" draw:text-style-name="P3" draw:layer="layout" svg:x1="8.68cm" svg:y1="15.008cm" svg:x2="9.98cm" svg:y2="15.008cm">
          <text:p/>
        </draw:line>
        <draw:frame draw:style-name="gr1" draw:text-style-name="P2" draw:layer="layout" svg:width="0.8cm" svg:height="0.8cm" svg:x="9.973cm" svg:y="14.608cm">
          <draw:text-box>
            <text:p text:style-name="P1">3</text:p>
          </draw:text-box>
        </draw:frame>
        <draw:frame draw:style-name="gr1" draw:text-style-name="P2" draw:layer="layout" svg:width="0.8cm" svg:height="0.8cm" svg:x="10.773cm" svg:y="14.608cm">
          <draw:text-box>
            <text:p text:style-name="P1">()</text:p>
          </draw:text-box>
        </draw:frame>
        <draw:frame draw:style-name="gr1" draw:text-style-name="P2" draw:layer="layout" svg:width="0.8cm" svg:height="0.8cm" svg:x="4.993cm" svg:y="15.516cm">
          <draw:text-box>
            <text:p text:style-name="P1">b</text:p>
          </draw:text-box>
        </draw:frame>
        <draw:frame draw:style-name="gr3" draw:text-style-name="P5" draw:layer="layout" svg:width="0.819cm" svg:height="0.577cm" svg:x="5cm" svg:y="14.886cm">
          <draw:text-box>
            <text:p>list3</text:p>
          </draw:text-box>
        </draw:frame>
        <draw:frame draw:style-name="gr3" draw:text-style-name="P5" draw:layer="layout" svg:width="0.819cm" svg:height="0.577cm" svg:x="5.001cm" svg:y="12.897cm">
          <draw:text-box>
            <text:p>list1</text:p>
          </draw:text-box>
        </draw:frame>
        <draw:line draw:style-name="gr2" draw:text-style-name="P3" draw:layer="layout" svg:x1="6.179cm" svg:y1="15.893cm" svg:x2="7.5cm" svg:y2="15.4cm">
          <text:p/>
        </draw:line>
        <draw:line draw:style-name="gr4" draw:text-style-name="P6" draw:layer="layout" svg:x1="2cm" svg:y1="12.5cm" svg:x2="13cm" svg:y2="12.5cm">
          <text:p/>
        </draw:line>
        <draw:line draw:style-name="gr4" draw:text-style-name="P6" draw:layer="layout" svg:x1="2cm" svg:y1="6cm" svg:x2="13cm" svg:y2="6cm">
          <text:p/>
        </draw:line>
        <draw:line draw:style-name="gr4" draw:text-style-name="P6" draw:layer="layout" svg:x1="2cm" svg:y1="12.5cm" svg:x2="13cm" svg:y2="12.5cm">
          <text:p/>
        </draw:line>
        <draw:line draw:style-name="gr4" draw:text-style-name="P6" draw:layer="layout" svg:x1="2cm" svg:y1="4cm" svg:x2="13cm" svg:y2="4cm">
          <text:p/>
        </draw:line>
        <draw:frame draw:style-name="gr1" draw:text-style-name="P2" draw:layer="layout" svg:width="0.8cm" svg:height="0.8cm" svg:x="2.493cm" svg:y="13.516cm">
          <draw:text-box>
            <text:p text:style-name="P1">a</text:p>
          </draw:text-box>
        </draw:frame>
        <draw:line draw:style-name="gr2" draw:text-style-name="P3" draw:layer="layout" svg:x1="3.693cm" svg:y1="18.413cm" svg:x2="4.993cm" svg:y2="18.413cm">
          <text:p/>
        </draw:line>
        <draw:frame draw:style-name="gr1" draw:text-style-name="P2" draw:layer="layout" svg:width="0.8cm" svg:height="0.8cm" svg:x="4.986cm" svg:y="18.013cm">
          <draw:text-box>
            <text:p text:style-name="P1">2</text:p>
          </draw:text-box>
        </draw:frame>
        <draw:line draw:style-name="gr2" draw:text-style-name="P3" draw:layer="layout" svg:x1="6.186cm" svg:y1="18.413cm" svg:x2="7.5cm" svg:y2="19.097cm">
          <text:p/>
        </draw:line>
        <draw:frame draw:style-name="gr5" draw:text-style-name="P2" draw:layer="layout" svg:width="0.8cm" svg:height="0.8cm" svg:x="7.479cm" svg:y="19.113cm">
          <draw:text-box>
            <text:p text:style-name="P1">3</text:p>
          </draw:text-box>
        </draw:frame>
        <draw:frame draw:style-name="gr3" draw:text-style-name="P5" draw:layer="layout" svg:width="0.819cm" svg:height="0.577cm" svg:x="2.5cm" svg:y="17.393cm">
          <draw:text-box>
            <text:p>list1</text:p>
          </draw:text-box>
        </draw:frame>
        <draw:line draw:style-name="gr2" draw:text-style-name="P3" draw:layer="layout" svg:x1="8.68cm" svg:y1="19.505cm" svg:x2="9.98cm" svg:y2="19.505cm">
          <text:p/>
        </draw:line>
        <draw:frame draw:style-name="gr1" draw:text-style-name="P2" draw:layer="layout" svg:width="0.8cm" svg:height="0.8cm" svg:x="9.973cm" svg:y="19.105cm">
          <draw:text-box>
            <text:p text:style-name="P1">4</text:p>
          </draw:text-box>
        </draw:frame>
        <draw:frame draw:style-name="gr1" draw:text-style-name="P2" draw:layer="layout" svg:width="0.8cm" svg:height="0.8cm" svg:x="10.773cm" svg:y="19.105cm">
          <draw:text-box>
            <text:p text:style-name="P1">()</text:p>
          </draw:text-box>
        </draw:frame>
        <draw:frame draw:style-name="gr1" draw:text-style-name="P2" draw:layer="layout" svg:width="0.8cm" svg:height="0.8cm" svg:x="4.993cm" svg:y="20.013cm">
          <draw:text-box>
            <text:p text:style-name="P1">1</text:p>
          </draw:text-box>
        </draw:frame>
        <draw:frame draw:style-name="gr3" draw:text-style-name="P5" draw:layer="layout" svg:width="0.819cm" svg:height="0.577cm" svg:x="5cm" svg:y="19.383cm">
          <draw:text-box>
            <text:p>list2</text:p>
          </draw:text-box>
        </draw:frame>
        <draw:line draw:style-name="gr2" draw:text-style-name="P3" draw:layer="layout" svg:x1="6.179cm" svg:y1="20.39cm" svg:x2="7.5cm" svg:y2="19.9cm">
          <text:p/>
        </draw:line>
        <draw:line draw:style-name="gr4" draw:text-style-name="P6" draw:layer="layout" svg:x1="2cm" svg:y1="16.997cm" svg:x2="13cm" svg:y2="16.997cm">
          <text:p/>
        </draw:line>
        <draw:line draw:style-name="gr4" draw:text-style-name="P6" draw:layer="layout" svg:x1="2cm" svg:y1="16.997cm" svg:x2="13cm" svg:y2="16.997cm">
          <text:p/>
        </draw:line>
        <draw:frame draw:style-name="gr1" draw:text-style-name="P2" draw:layer="layout" svg:width="0.8cm" svg:height="0.8cm" svg:x="2.493cm" svg:y="18.013cm">
          <draw:text-box>
            <text:p text:style-name="P1">1</text:p>
          </draw:text-box>
        </draw:frame>
        <draw:line draw:style-name="gr6" draw:text-style-name="P6" draw:layer="layout" svg:x1="2.5cm" svg:y1="5.4cm" svg:x2="11.7cm" svg:y2="5.4cm">
          <text:p/>
        </draw:line>
        <draw:line draw:style-name="gr6" draw:text-style-name="P6" draw:layer="layout" svg:x1="2.5cm" svg:y1="11.9cm" svg:x2="11.7cm" svg:y2="11.9cm">
          <text:p/>
        </draw:line>
        <draw:line draw:style-name="gr6" draw:text-style-name="P6" draw:layer="layout" svg:x1="2.5cm" svg:y1="16.4cm" svg:x2="11.7cm" svg:y2="16.4cm">
          <text:p/>
        </draw:line>
        <draw:line draw:style-name="gr6" draw:text-style-name="P6" draw:layer="layout" svg:x1="2.5cm" svg:y1="20.9cm" svg:x2="11.7cm" svg:y2="20.9cm">
          <text:p/>
        </draw:line>
        <draw:frame draw:style-name="gr1" draw:text-style-name="P2" draw:layer="layout" svg:width="0.8cm" svg:height="0.8cm" svg:x="2.493cm" svg:y="4.5cm">
          <draw:text-box>
            <text:p text:style-name="P1">1</text:p>
          </draw:text-box>
        </draw:frame>
        <draw:frame draw:style-name="gr5" draw:text-style-name="P2" draw:layer="layout" svg:width="0.8cm" svg:height="0.8cm" svg:x="8.279cm" svg:y="19.113cm">
          <draw:text-box>
            <text:p text:style-name="P1"><text:s/></text:p>
          </draw:text-box>
        </draw:frame>
        <draw:frame draw:style-name="gr1" draw:text-style-name="P2" draw:layer="layout" svg:width="0.8cm" svg:height="0.8cm" svg:x="3.3cm" svg:y="2.5cm">
          <draw:text-box>
            <text:p text:style-name="P1"><text:s/></text:p>
          </draw:text-box>
        </draw:frame>
        <draw:frame draw:style-name="gr1" draw:text-style-name="P2" draw:layer="layout" svg:width="0.8cm" svg:height="0.8cm" svg:x="3.293cm" svg:y="4.5cm">
          <draw:text-box>
            <text:p text:style-name="P1"><text:s/></text:p>
          </draw:text-box>
        </draw:frame>
        <draw:frame draw:style-name="gr1" draw:text-style-name="P2" draw:layer="layout" svg:width="0.8cm" svg:height="0.8cm" svg:x="5.786cm" svg:y="4.5cm">
          <draw:text-box>
            <text:p text:style-name="P1"><text:s/></text:p>
          </draw:text-box>
        </draw:frame>
        <draw:frame draw:style-name="gr1" draw:text-style-name="P2" draw:layer="layout" svg:width="0.8cm" svg:height="0.8cm" svg:x="8.279cm" svg:y="4.5cm">
          <draw:text-box>
            <text:p text:style-name="P1"><text:s/></text:p>
          </draw:text-box>
        </draw:frame>
        <draw:frame draw:style-name="gr1" draw:text-style-name="P2" draw:layer="layout" svg:width="0.8cm" svg:height="0.8cm" svg:x="3.293cm" svg:y="7cm">
          <draw:text-box>
            <text:p text:style-name="P1"><text:s/></text:p>
          </draw:text-box>
        </draw:frame>
        <draw:frame draw:style-name="gr1" draw:text-style-name="P2" draw:layer="layout" svg:width="0.8cm" svg:height="0.8cm" svg:x="5.786cm" svg:y="7cm">
          <draw:text-box>
            <text:p text:style-name="P1"><text:s/></text:p>
          </draw:text-box>
        </draw:frame>
        <draw:frame draw:style-name="gr1" draw:text-style-name="P2" draw:layer="layout" svg:width="0.8cm" svg:height="0.8cm" svg:x="3.293cm" svg:y="9.008cm">
          <draw:text-box>
            <text:p text:style-name="P1"><text:s/></text:p>
          </draw:text-box>
        </draw:frame>
        <draw:frame draw:style-name="gr1" draw:text-style-name="P2" draw:layer="layout" svg:width="0.8cm" svg:height="0.8cm" svg:x="5.786cm" svg:y="9.008cm">
          <draw:text-box>
            <text:p text:style-name="P1"><text:s/></text:p>
          </draw:text-box>
        </draw:frame>
        <draw:frame draw:style-name="gr1" draw:text-style-name="P2" draw:layer="layout" svg:width="0.8cm" svg:height="0.8cm" svg:x="8.279cm" svg:y="9.008cm">
          <draw:text-box>
            <text:p text:style-name="P1"><text:s/></text:p>
          </draw:text-box>
        </draw:frame>
        <draw:frame draw:style-name="gr1" draw:text-style-name="P2" draw:layer="layout" svg:width="0.8cm" svg:height="0.8cm" svg:x="3.293cm" svg:y="11.008cm">
          <draw:text-box>
            <text:p text:style-name="P1"><text:s/></text:p>
          </draw:text-box>
        </draw:frame>
        <draw:frame draw:style-name="gr1" draw:text-style-name="P2" draw:layer="layout" svg:width="0.8cm" svg:height="0.8cm" svg:x="5.786cm" svg:y="11.008cm">
          <draw:text-box>
            <text:p text:style-name="P1"><text:s/></text:p>
          </draw:text-box>
        </draw:frame>
        <draw:frame draw:style-name="gr1" draw:text-style-name="P2" draw:layer="layout" svg:width="0.8cm" svg:height="0.8cm" svg:x="3.293cm" svg:y="13.516cm">
          <draw:text-box>
            <text:p text:style-name="P1"><text:s/></text:p>
          </draw:text-box>
        </draw:frame>
        <draw:frame draw:style-name="gr1" draw:text-style-name="P2" draw:layer="layout" svg:width="0.8cm" svg:height="0.8cm" svg:x="5.786cm" svg:y="13.516cm">
          <draw:text-box>
            <text:p text:style-name="P1"><text:s/></text:p>
          </draw:text-box>
        </draw:frame>
        <draw:frame draw:style-name="gr1" draw:text-style-name="P2" draw:layer="layout" svg:width="0.8cm" svg:height="0.8cm" svg:x="8.279cm" svg:y="14.616cm">
          <draw:text-box>
            <text:p text:style-name="P1"><text:s/></text:p>
          </draw:text-box>
        </draw:frame>
        <draw:frame draw:style-name="gr1" draw:text-style-name="P2" draw:layer="layout" svg:width="0.8cm" svg:height="0.8cm" svg:x="5.793cm" svg:y="15.516cm">
          <draw:text-box>
            <text:p text:style-name="P1"><text:s/></text:p>
          </draw:text-box>
        </draw:frame>
        <draw:frame draw:style-name="gr1" draw:text-style-name="P2" draw:layer="layout" svg:width="0.8cm" svg:height="0.8cm" svg:x="3.293cm" svg:y="18.013cm">
          <draw:text-box>
            <text:p text:style-name="P1"><text:s/></text:p>
          </draw:text-box>
        </draw:frame>
        <draw:frame draw:style-name="gr1" draw:text-style-name="P2" draw:layer="layout" svg:width="0.8cm" svg:height="0.8cm" svg:x="5.786cm" svg:y="18.013cm">
          <draw:text-box>
            <text:p text:style-name="P1"><text:s/></text:p>
          </draw:text-box>
        </draw:frame>
        <draw:frame draw:style-name="gr1" draw:text-style-name="P2" draw:layer="layout" svg:width="0.8cm" svg:height="0.8cm" svg:x="5.793cm" svg:y="20.013cm">
          <draw:text-box>
            <text:p text:style-name="P1"><text:s/></text:p>
          </draw:text-box>
        </draw:frame>
      </draw:page>
      <draw:page draw:name="page2" draw:style-name="dp1" draw:master-page-name="Default">
        <draw:frame draw:style-name="gr7" draw:text-style-name="P7" draw:layer="layout" svg:width="1.166cm" svg:height="0.577cm" svg:x="3.1cm" svg:y="3.601cm">
          <draw:text-box>
            <text:p><text:span text:style-name="T1">string</text:span></text:p>
          </draw:text-box>
        </draw:frame>
        <draw:frame draw:style-name="gr8" draw:text-style-name="P7" draw:layer="layout" svg:width="2.799cm" svg:height="0.799cm" svg:x="9.301cm" svg:y="3.601cm">
          <draw:text-box>
            <text:p><text:span text:style-name="T1">byte </text:span><text:span text:style-name="T1">string</text:span></text:p>
          </draw:text-box>
        </draw:frame>
        <draw:line draw:style-name="gr2" draw:text-style-name="P3" draw:layer="layout" svg:x1="4.5cm" svg:y1="3.754cm" svg:x2="9.038cm" svg:y2="3.754cm">
          <text:p/>
        </draw:line>
        <draw:line draw:style-name="gr2" draw:text-style-name="P3" draw:layer="layout" svg:x1="9.026cm" svg:y1="4.154cm" svg:x2="4.488cm" svg:y2="4.154cm">
          <text:p/>
        </draw:line>
        <draw:frame draw:style-name="gr9" draw:text-style-name="P8" draw:layer="layout" svg:width="1.619cm" svg:height="0.501cm" svg:x="5.801cm" svg:y="3.056cm">
          <draw:text-box>
            <text:p><text:span text:style-name="T2">encodin</text:span><text:span text:style-name="T2">g</text:span></text:p>
          </draw:text-box>
        </draw:frame>
        <draw:frame draw:style-name="gr9" draw:text-style-name="P8" draw:layer="layout" svg:width="1.619cm" svg:height="0.501cm" svg:x="5.802cm" svg:y="4.257cm">
          <draw:text-box>
            <text:p><text:span text:style-name="T2">decodin</text:span><text:span text:style-name="T2">g</text:span></text:p>
          </draw:text-box>
        </draw:frame>
        <draw:line draw:style-name="gr2" draw:text-style-name="P3" draw:layer="layout" svg:x1="3.7cm" svg:y1="4.4cm" svg:x2="3.7cm" svg:y2="6.4cm">
          <text:p/>
        </draw:line>
        <draw:frame draw:style-name="gr10" draw:text-style-name="P8" draw:layer="layout" svg:width="1.471cm" svg:height="0.501cm" svg:x="3.961cm" svg:y="5.175cm">
          <draw:text-box>
            <text:p><text:span text:style-name="T2">cont</text:span><text:span text:style-name="T2">ains</text:span></text:p>
          </draw:text-box>
        </draw:frame>
        <draw:frame draw:style-name="gr11" draw:text-style-name="P7" draw:layer="layout" svg:width="2.199cm" svg:height="0.698cm" svg:x="2.701cm" svg:y="6.495cm">
          <draw:text-box>
            <text:p><text:span text:style-name="T1">cha</text:span><text:span text:style-name="T3">ract</text:span><text:span text:style-name="T3">ers</text:span></text:p>
          </draw:text-box>
        </draw:frame>
        <draw:line draw:style-name="gr2" draw:text-style-name="P3" draw:layer="layout" svg:x1="10.301cm" svg:y1="4.393cm" svg:x2="10.301cm" svg:y2="6.393cm">
          <text:p/>
        </draw:line>
        <draw:frame draw:style-name="gr10" draw:text-style-name="P8" draw:layer="layout" svg:width="1.471cm" svg:height="0.501cm" svg:x="10.562cm" svg:y="5.168cm">
          <draw:text-box>
            <text:p><text:span text:style-name="T2">contain</text:span><text:span text:style-name="T2">s</text:span></text:p>
          </draw:text-box>
        </draw:frame>
        <draw:frame draw:style-name="gr12" draw:text-style-name="P7" draw:layer="layout" svg:width="1.198cm" svg:height="0.67cm" svg:x="9.802cm" svg:y="6.495cm">
          <draw:text-box>
            <text:p><text:span text:style-name="T1">bytes</text:span></text:p>
          </draw:text-box>
        </draw:frame>
        <draw:frame draw:style-name="gr9" draw:text-style-name="P8" draw:layer="layout" svg:width="1.619cm" svg:height="0.501cm" svg:x="8.222cm" svg:y="10.257cm">
          <draw:text-box>
            <text:p><text:span text:style-name="T2">nu</text:span><text:span text:style-name="T2">mbe</text:span><text:span text:style-name="T2">rs</text:span></text:p>
          </draw:text-box>
        </draw:frame>
        <draw:line draw:style-name="gr13" draw:text-style-name="P3" draw:layer="layout" svg:x1="8.1cm" svg:y1="10.7cm" svg:x2="6.1cm" svg:y2="11.5cm">
          <text:p/>
        </draw:line>
        <draw:line draw:style-name="gr13" draw:text-style-name="P3" draw:layer="layout" svg:x1="11.8cm" svg:y1="11.5cm" svg:x2="9.9cm" svg:y2="10.7cm">
          <text:p/>
        </draw:line>
        <draw:frame draw:style-name="gr14" draw:text-style-name="P8" draw:layer="layout" svg:width="0.997cm" svg:height="0.501cm" svg:x="5.374cm" svg:y="11.518cm">
          <draw:text-box>
            <text:p><text:span text:style-name="T2">exac</text:span><text:span text:style-name="T2">t</text:span></text:p>
          </draw:text-box>
        </draw:frame>
        <draw:frame draw:style-name="gr14" draw:text-style-name="P8" draw:layer="layout" svg:width="1.242cm" svg:height="0.501cm" svg:x="11.365cm" svg:y="11.519cm">
          <draw:text-box>
            <text:p><text:span text:style-name="T2">inex</text:span><text:span text:style-name="T2">act</text:span></text:p>
          </draw:text-box>
        </draw:frame>
        <draw:line draw:style-name="gr13" draw:text-style-name="P3" draw:layer="layout" svg:x1="5.4cm" svg:y1="12.1cm" svg:x2="3.7cm" svg:y2="12.9cm">
          <text:p/>
        </draw:line>
        <draw:g>
          <draw:frame draw:style-name="gr14" draw:text-style-name="P8" draw:layer="layout" svg:width="1.251cm" svg:height="0.501cm" svg:x="3.004cm" svg:y="12.959cm">
            <draw:text-box>
              <text:p><text:span text:style-name="T2">inte</text:span><text:span text:style-name="T2">ger</text:span></text:p>
            </draw:text-box>
          </draw:frame>
          <draw:frame draw:style-name="gr14" draw:text-style-name="P8" draw:layer="layout" svg:width="1.344cm" svg:height="0.501cm" svg:x="4.682cm" svg:y="12.96cm">
            <draw:text-box>
              <text:p><text:span text:style-name="T2">frac</text:span><text:span text:style-name="T2">tion</text:span></text:p>
            </draw:text-box>
          </draw:frame>
          <draw:frame draw:style-name="gr14" draw:text-style-name="P8" draw:layer="layout" svg:width="2.487cm" svg:height="0.501cm" svg:x="6.454cm" svg:y="12.961cm">
            <draw:text-box>
              <text:p><text:span text:style-name="T2">exac</text:span><text:span text:style-name="T2">t </text:span><text:span text:style-name="T2">com</text:span><text:span text:style-name="T2">plex</text:span></text:p>
            </draw:text-box>
          </draw:frame>
        </draw:g>
        <draw:g>
          <draw:frame draw:style-name="gr14" draw:text-style-name="P8" draw:layer="layout" svg:width="2.809cm" svg:height="0.501cm" svg:x="9.769cm" svg:y="12.962cm">
            <draw:text-box>
              <text:p><text:span text:style-name="T2">inex</text:span><text:span text:style-name="T2">act </text:span><text:span text:style-name="T2">com</text:span><text:span text:style-name="T2">plex</text:span></text:p>
            </draw:text-box>
          </draw:frame>
          <draw:frame draw:style-name="gr14" draw:text-style-name="P8" draw:layer="layout" svg:width="0.997cm" svg:height="0.501cm" svg:x="13.007cm" svg:y="12.963cm">
            <draw:text-box>
              <text:p><text:span text:style-name="T2">float</text:span></text:p>
            </draw:text-box>
          </draw:frame>
        </draw:g>
        <draw:line draw:style-name="gr13" draw:text-style-name="P3" draw:layer="layout" svg:x1="6.3cm" svg:y1="12.1cm" svg:x2="7.6cm" svg:y2="12.9cm">
          <text:p/>
        </draw:line>
        <draw:line draw:style-name="gr13" draw:text-style-name="P3" draw:layer="layout" svg:x1="5.8cm" svg:y1="12.1cm" svg:x2="5.4cm" svg:y2="12.9cm">
          <text:p/>
        </draw:line>
        <draw:line draw:style-name="gr13" draw:text-style-name="P3" draw:layer="layout" svg:x1="11.4cm" svg:y1="12.1cm" svg:x2="11cm" svg:y2="12.9cm">
          <text:p/>
        </draw:line>
        <draw:line draw:style-name="gr13" draw:text-style-name="P3" draw:layer="layout" svg:x1="12.6cm" svg:y1="12.1cm" svg:x2="13.3cm" svg:y2="12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Regular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moder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width="0.03cm" svg:stroke-color="#000000" draw:marker-start-width="0.245cm" draw:marker-end="Arrow" draw:marker-end-width="0.245cm" draw:shadow-color="#000000" draw:show-unit="true"/>
      <style:paragraph-properties>
        <style:tab-stops/>
      </style:paragraph-properties>
    </style:style>
    <style:style style:name="Arrow_20_Dashed" style:display-name="Arrow Dashed" style:family="graphic" style:parent-style-name="Lines">
      <style:graphic-properties draw:stroke="dash"/>
    </style:style>
    <style:style style:name="Smaller_20_Text_20_A4" style:display-name="Smaller Text A4" style:family="graphic" style:parent-style-name="Text_20_A4">
      <style:text-properties fo:font-size="10.5pt"/>
    </style:style>
    <style:style style:name="Text_20_Box_20_with_20_Border" style:display-name="Text Box with Border" style:family="graphic" style:parent-style-name="Text_20_A4">
      <style:graphic-properties draw:stroke="solid" svg:stroke-width="0.03cm" svg:stroke-color="#000000" draw:marker-start-width="0.245cm" draw:marker-end-width="0.245cm" draw:textarea-vertical-align="middl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2T12:06:53.367879268</meta:creation-date>
    <dc:date>2022-09-11T21:43:28.976863698</dc:date>
    <meta:editing-duration>P2DT4H43M55S</meta:editing-duration>
    <meta:editing-cycles>30</meta:editing-cycles>
    <meta:generator>LibreOffice/7.3.5.2$Linux_X86_64 LibreOffice_project/30$Build-2</meta:generator>
    <meta:document-statistic meta:object-count="119"/>
  </office:meta>
</office:document-meta>
</file>